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文泉驿正黑" svg:font-family="文泉驿正黑" style:font-family-generic="system" style:font-pitch="variable"/>
  </office:font-face-decls>
  <office:automatic-styles>
    <style:style style:name="表格1" style:family="table">
      <style:table-properties style:width="16.999cm" table:align="margins"/>
    </style:style>
    <style:style style:name="表格1.A" style:family="table-column">
      <style:table-column-properties style:column-width="8.5cm" style:rel-column-width="32767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B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 table:number-columns-repeated="2"/>
        <table:table-row>
          <table:table-cell table:style-name="表格1.A1" office:value-type="string">
            <text:p text:style-name="Table_20_Contents">Mupdf0.5</text:p>
            <text:p text:style-name="Table_20_Contents">x11pdf.c</text:p>
            <text:p text:style-name="Table_20_Contents">wmhints-&gt;icon_pixmap,为Mupdf0.7中的xicon.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winblit：</text:p>
            <text:p text:style-name="Table_20_Contents">static void invertcopyrect() <text:s text:c="2"/></text:p>
            <text:p text:style-name="Table_20_Contents">{</text:p>
            <text:p text:style-name="Table_20_Contents">}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static void windrawpageno(pdfapp_t *app)</text:p>
            <text:p text:style-name="Table_20_Contents">｛</text:p>
            <text:p text:style-name="Table_20_Contents">｝</text:p>
            <text:p text:style-name="Table_20_Contents"/>
            <text:p text:style-name="Table_20_Contents"/>
            <text:p text:style-name="Table_20_Contents"/>
            <text:p text:style-name="Table_20_Contents">main（）</text:p>
            <text:p text:style-name="Table_20_Contents">｛</text:p>
            <text:p text:style-name="Table_20_Contents">fz_getopt：D：Z：P</text:p>
            <text:p text:style-name="Table_20_Contents"/>
            <text:p text:style-name="Table_20_Contents">pdfapp_open(&amp;gapp, filename);</text:p>
            <text:p text:style-name="Table_20_Contents"/>
            <text:p text:style-name="Table_20_Contents">while(1)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oft-page-break/>while (XPending(xdpy)); </text:p>
            <text:p text:style-name="Table_20_Contents"/>
            <text:p text:style-name="Table_20_Contents"><text:s/>if (dirty)</text:p>
            <text:p text:style-name="Table_20_Contents">｝</text:p>
          </table:table-cell>
          <table:table-cell table:style-name="表格1.B1" office:value-type="string">
            <text:p text:style-name="Table_20_Contents">Mupdf0.7</text:p>
            <text:p text:style-name="Table_20_Contents">x11_main.c</text:p>
            <text:p text:style-name="Table_20_Contents">static Pixmap xicon; </text:p>
            <text:p text:style-name="Table_20_Contents">static char *filename; <text:s/></text:p>
            <text:p text:style-name="Table_20_Contents">static int closing = 0;</text:p>
            <text:p text:style-name="Table_20_Contents">if (xwin == None)  winerror(&amp;gapp, fz_throw("cannot create window"));</text:p>
            <text:p text:style-name="Table_20_Contents"/>
            <text:p text:style-name="Table_20_Contents">wmhints-&gt;icon_pixmap = xicon; </text:p>
            <text:p text:style-name="Table_20_Contents"/>
            <text:p text:style-name="Table_20_Contents">void winclose(pdfapp_t *app) </text:p>
            <text:p text:style-name="Table_20_Contents">{</text:p>
            <text:p text:style-name="Table_20_Contents">}</text:p>
            <text:p text:style-name="Table_20_Contents">oid winhelp(pdfapp_t *app) <text:s/></text:p>
            <text:p text:style-name="Table_20_Contents">{</text:p>
            <text:p text:style-name="Table_20_Contents">}</text:p>
            <text:p text:style-name="Table_20_Contents">winblit：</text:p>
            <text:p text:style-name="Table_20_Contents">pdfapp_invert(&amp;gapp, gapp.selr);</text:p>
            <text:p text:style-name="Table_20_Contents">{</text:p>
            <text:p text:style-name="Table_20_Contents">}</text:p>
            <text:p text:style-name="Table_20_Contents">pdfapp_inverthit()</text:p>
            <text:p text:style-name="Table_20_Contents">{</text:p>
            <text:p text:style-name="Table_20_Contents">}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void winreloadfile(pdfapp_t *app) <text:s/></text:p>
            <text:p text:style-name="Table_20_Contents">｛</text:p>
            <text:p text:style-name="Table_20_Contents">｝</text:p>
            <text:p text:style-name="Table_20_Contents">main（）</text:p>
            <text:p text:style-name="Table_20_Contents">｛</text:p>
            <text:p text:style-name="Table_20_Contents"><text:s text:c="4"/>int resolution = 72; <text:s/></text:p>
            <text:p text:style-name="Table_20_Contents">int accelerate = 1; </text:p>
            <text:p text:style-name="Table_20_Contents">fz_getopt：“P：r：Z”</text:p>
            <text:p text:style-name="Table_20_Contents"><text:s text:c="2"/>fd = open（）；／／在pdfapp_open之前多。</text:p>
            <text:p text:style-name="Table_20_Contents">pdfapp_open(&amp;gapp, filename, fd);</text:p>
            <text:p text:style-name="Table_20_Contents"/>
            <text:p text:style-name="Table_20_Contents">while(!closing)</text:p>
            <text:p text:style-name="Table_20_Contents"/>
            <text:p text:style-name="Table_20_Contents">switch(keysys)</text:p>
            <text:p text:style-name="Table_20_Contents"/>
            <text:p text:style-name="Table_20_Contents"><text:soft-page-break/><text:s/>while (!closing &amp;&amp; Xpending(xdpy));</text:p>
            <text:p text:style-name="Table_20_Contents"/>
            <text:p text:style-name="Table_20_Contents">if (!closing &amp;&amp; dirty)</text:p>
            <text:p text:style-name="Table_20_Contents"/>
            <text:p text:style-name="Table_20_Contents"><text:s text:c="8"/>XDestroyWindow(xdpy, xwin); <text:s text:c="19"/></text:p>
            <text:p text:style-name="Table_20_Contents"><text:s text:c="32"/></text:p>
            <text:p text:style-name="Table_20_Contents"><text:s text:c="8"/>XFreePixmap(xdpy, xicon);</text:p>
            <text:p text:style-name="Table_20_Contents"></text:p>
            <text:p text:style-name="Table_20_Contents"><text:s text:c="8"/>XFreeCursor(xdpy, xcwait); <text:s text:c="20"/></text:p>
            <text:p text:style-name="Table_20_Contents"><text:s text:c="8"/>XFreeCursor(xdpy, xchand); <text:s text:c="20"/></text:p>
            <text:p text:style-name="Table_20_Contents"><text:s text:c="8"/>XFreeCursor(xdpy, xcarrow); <text:s text:c="19"/></text:p>
            <text:p text:style-name="Table_20_Contents"><text:s text:c="55"/></text:p>
            <text:p text:style-name="Table_20_Contents"><text:s text:c="8"/>XFreeGC(xdpy, xgc);</text:p>
            <text:p text:style-name="Table_20_Contents"><text:s text:c="55"/></text:p>
            <text:p text:style-name="Table_20_Contents"><text:s text:c="8"/>XCloseDisplay(xdpy); <text:s/></text:p>
            <text:p text:style-name="Table_20_Contents">｝</text:p>
            <text:p text:style-name="Table_20_Contents"/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>Pdfapp.c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表格1.B2" office:value-type="string">
            <text:p text:style-name="Table_20_Contents">Pdfapp.c</text:p>
            <text:p text:style-name="Table_20_Contents">void pdfapp_invert(pdfapp_t *app, fz_bbox rect)</text:p>
            <text:p text:style-name="Table_20_Contents">{</text:p>
            <text:p text:style-name="Table_20_Contents">}</text:p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 PL UMing CN" fo:font-size="12pt" fo:language="en" fo:country="US" style:letter-kerning="true" style:font-name-asian="文泉驿正黑" style:font-size-asian="10.5pt" style:language-asian="zh" style:country-asian="CN" style:font-name-complex="文泉驿正黑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文泉驿正黑" style:font-size-asian="14pt" style:font-name-complex="文泉驿正黑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23T10:56:22</meta:creation-date>
    <meta:document-statistic meta:table-count="1" meta:image-count="0" meta:object-count="0" meta:page-count="2" meta:paragraph-count="69" meta:word-count="148" meta:character-count="1328"/>
    <dc:date>2010-11-23T12:16:31</dc:date>
    <meta:editing-duration>PT00H34M37S</meta:editing-duration>
    <meta:editing-cycles>1</meta:editing-cycles>
    <meta:generator>OpenOffice.org/3.1$Linux OpenOffice.org_project/310m19$Build-9420</meta:generator>
  </office:meta>
</office:document-meta>
</file>